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text-properties fo:color="#000000"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text-properties fo:color="#000000" fo:font-size="13pt" style:text-underline-style="none" style:font-size-asian="13pt" style:font-size-complex="13pt"/>
    </style:style>
    <style:style style:name="P4" style:family="paragraph" style:parent-style-name="Standard">
      <style:text-properties fo:color="#000000" fo:font-size="13pt" style:text-underline-style="none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 style:list-style-name="L2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 style:list-style-name="L3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 style:list-style-name="L4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 style:list-style-name="L5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000000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 style:list-style-name="L3"/>
    <style:style style:name="T1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R :</text:p>
      <text:p text:style-name="P1"/>
      <text:p text:style-name="P2">DHCP</text:p>
      <text:p text:style-name="P2"/>
      <text:p text:style-name="P4">Attribution manuelle</text:p>
      <text:p text:style-name="P3"/>
      <text:p text:style-name="P3">Avtgs : robuste et pas besoin de serveurs</text:p>
      <text:p text:style-name="P3"/>
      <text:p text:style-name="P3">Inconvénients : plan d'adressage difficilement modifiable, peu d'utilisateur invité, risque d'erreur humaine important</text:p>
      <text:p text:style-name="P3"/>
      <text:p text:style-name="P4">Dynamic Host configuration Protocol</text:p>
      <text:p text:style-name="P4"/>
      <text:list xml:id="list2159078936943889603" text:style-name="L1">
        <text:list-item>
          <text:p text:style-name="P6">Son rôle, distribuer les ip d'une plage définie à toute machine demandant une adresse</text:p>
        </text:list-item>
        <text:list-item>
          <text:p text:style-name="P6">En plus de l'ip et le masque, le dhcp peut aussi distribuer :</text:p>
        </text:list-item>
      </text:list>
      <text:list xml:id="list3415257422632797289" text:style-name="L2">
        <text:list-item>
          <text:p text:style-name="P7">adresse passerelle</text:p>
        </text:list-item>
        <text:list-item>
          <text:p text:style-name="P7">(chercher pour finir)</text:p>
        </text:list-item>
      </text:list>
      <text:p text:style-name="P5"/>
      <text:p text:style-name="P5">Avtgs = centralisation de la gestion des adresses, seules les machines actives utilisent une ip, plus de risque d'erreurs humaines, plan d'adressage facilement modulable</text:p>
      <text:p text:style-name="P5"/>
      <text:p text:style-name="P5">Inconvénients : panne du serveur dhcp entraîne deco de l'ensemble des machines, sercheur dhcp fonctionne grâce à l'utilisation des trames en diffusion générale, un serveur ne peut distribuer des adresses que dans le domaine de diffusion auquel il appartient</text:p>
      <text:p text:style-name="P5"/>
      <text:p text:style-name="P4"><text:tab/>Attribution Auto.</text:p>
      <text:p text:style-name="P4"/>
      <text:list xml:id="list2628141490735954123" text:style-name="L3">
        <text:list-item>
          <text:p text:style-name="P12"><text:span text:style-name="T1">Allocation dynamique d'ip</text:span></text:p>
        </text:list-item>
        <text:list-item>
          <text:p text:style-name="P8">on définit des plages d'adresses disponibles</text:p>
        </text:list-item>
        <text:list-item>
          <text:p text:style-name="P8">(chercher ou demander le reste)</text:p>
        </text:list-item>
      </text:list>
      <text:p text:style-name="P5"/>
      <text:p text:style-name="P5"><text:tab/><text:span text:style-name="T2">La durée du bail</text:span></text:p>
      <text:p text:style-name="P5"/>
      <text:list xml:id="list1527179153616113958" text:style-name="L4">
        <text:list-item>
          <text:p text:style-name="P9">Un bail court ; permet de reconfigurer rapidement le réseau</text:p>
        </text:list-item>
        <text:list-item>
          <text:p text:style-name="P9">Un bail long : permet de réduire la charge du réseau, peut favoriser l'indispo. d'adresse ip</text:p>
        </text:list-item>
      </text:list>
      <text:p text:style-name="P5"/>
      <text:p text:style-name="P5"><text:tab/><text:span text:style-name="T2">Fonctionnement</text:span></text:p>
      <text:p text:style-name="P5"><text:span text:style-name="T2"/></text:p>
      <text:list xml:id="list3897125096570755936" text:style-name="L5">
        <text:list-item>
          <text:p text:style-name="P10">Lorsqu'on allume un ordi pour la 1ère fois</text:p>
        </text:list-item>
        <text:list-item>
          <text:p text:style-name="P10">(Chercher le fonctionnement, schéma ?)</text:p>
        </text:list-item>
      </text:list>
      <text:p text:style-name="P5"/>
      <text:p text:style-name="P5"><text:tab/>configuration adresse privé auto</text:p>
      <text:p text:style-name="P5"><text:tab/>1 seul sous réseau</text:p>
      <text:p text:style-name="P5"><text:tab/>une plage ip réservées : 169.254.0.0/16</text:p>
      <text:p text:style-name="P5"><text:tab/><text:tab/>169.254.0.1 à 169.254.255.254</text:p>
      <text:p text:style-name="P5"><text:tab/><text:tab/>masque 255.255.0.0</text:p>
      <text:p text:style-name="P5"/>
      <text:p text:style-name="P3"><text:soft-page-break/>chercher APIPA</text:p>
      <text:p text:style-name="P3"/>
      <text:p text:style-name="P3">Monter un windows serveur :</text:p>
      <text:p text:style-name="P3"/>
      <text:p text:style-name="P3"><text:tab/>config réseau → <text:s/>réseau interne</text:p>
      <text:p text:style-name="P3"><text:tab/>login de la vm → Administrateur et Ytreza$4321</text:p>
      <text:p text:style-name="P3"/>
      <text:p text:style-name="P3"><text:tab/>changer le nom dans la machine (système → modifier paramètres → nom de <text:tab/>l'ordinateur)</text:p>
      <text:p text:style-name="P3"/>
      <text:p text:style-name="P3"><text:tab/>changer ip → windows r(control) → petites icônes → centre réseau et partages → <text:tab/>modifier carte réseau → clique droit → propriétés</text:p>
      <text:p text:style-name="P3"/>
      <text:p text:style-name="P3"><text:tab/>mettre les sessions invités</text:p>
      <text:p text:style-name="P3"/>
      <text:p text:style-name="P3"><text:tab/>prendre un snapshot</text:p>
      <text:p text:style-name="P3"/>
      <text:p text:style-name="P3"><text:tab/>dans gestionnaire de serveur : </text:p>
      <text:p text:style-name="P3"><text:tab/><text:tab/>outils → ajouter rôles et fonctionnalités → rôle de serveur (serveur dhcp) → <text:tab/><text:tab/>fonctionnalités (déjà cochés) → installer</text:p>
      <text:p text:style-name="P3"/>
      <text:p text:style-name="P3"><text:tab/>dans outils on aura « DHCP »</text:p>
      <text:p text:style-name="P3"/>
      <text:p text:style-name="P3">Config le serveur DHCP :</text:p>
      <text:p text:style-name="P3"><text:tab/>nouvelle étendue → nom → ip de début et fin → masque (/24) → bail 4jours → passerelle par défaut 192.168.1.254 → DNS 8.8.8.8 ou 1.1.1.1</text:p>
      <text:p text:style-name="P3"/>
      <text:p text:style-name="P3"><text:tab/>sur le client windows 10 dans console faire /renew pour récupérer une ip</text:p>
      <text:p text:style-name="P3"/>
      <text:p text:style-name="P3"><text:tab/>(il faudra je fasse la vm windows 10 pour tester le dhcp)</text:p>
      <text:p text:style-name="P3"><text:tab/></text:p>
      <text:p text:style-name="P3"/>
      <text:p text:style-name="P3"/>
      <text:p text:style-name="P11">VM Kali</text:p>
      <text:p text:style-name="P11"/>
      <text:p text:style-name="P11"><text:tab/><text:span text:style-name="T3">login → jordan et Ytreza$4321</text:span></text:p>
      <text:p text:style-name="P11"><text:span text:style-name="T3"><text:tab/>installer python 3 et python3-pip</text:span></text:p>
      <text:p text:style-name="P11"><text:span text:style-name="T3"/></text:p>
      <text:p text:style-name="P11"><text:span text:style-name="T3"><text:tab/>faire 2 cartes réseau, une en NAT et une réseau interne (DHCP)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17T13:05:41</meta:creation-date>
    <meta:document-statistic meta:table-count="0" meta:image-count="0" meta:object-count="0" meta:page-count="2" meta:paragraph-count="47" meta:word-count="388" meta:character-count="2365"/>
    <dc:date>2022-01-17T16:47:29</dc:date>
    <dc:creator>Jordan </dc:creator>
    <meta:editing-duration>PT38M3S</meta:editing-duration>
    <meta:editing-cycles>1</meta:editing-cycles>
    <meta:generator>OpenOffice/4.1.7$Unix OpenOffice.org_project/417m1$Build-9800</meta:generator>
  </office:meta>
</office:document-meta>
</file>